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face style:name="Droid Sans Devanagari3" svg:font-family="'Droid Sans Devanagari'" style:font-family-generic="modern"/>
    <style:font-face style:name="Droid Sans Fallback2" svg:font-family="'Droid Sans Fallback'" style:font-family-generic="modern"/>
    <style:font-face style:name="Droid Sans Devanagari2" svg:font-family="'Droid Sans Devanagari'" style:font-family-generic="swiss"/>
    <style:font-face style:name="Droid Sans Devanagari1" svg:font-family="'Droid Sans Devanagari'" style:font-pitch="variable"/>
    <style:font-face style:name="Droid Sans Fallback1" svg:font-family="'Droid Sans Fallback'"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list-style-name="WW8Num1">
      <style:text-properties style:text-underline-style="none" fo:font-weight="normal" style:font-weight-asian="normal" style:font-weight-complex="normal"/>
    </style:style>
    <style:style style:name="P4" style:family="paragraph" style:parent-style-name="Standard" style:list-style-name="WW8Num2">
      <style:text-properties style:text-underline-style="none" fo:font-weight="normal" style:font-weight-asian="normal" style:font-weight-complex="normal"/>
    </style:style>
    <style:style style:name="P5" style:family="paragraph" style:parent-style-name="Standard">
      <style:text-properties style:text-underline-style="none" fo:font-weight="normal" style:font-name-asian="Liberation Serif1" style:font-weight-asian="normal" style:font-name-complex="Liberation Serif1" style:font-weight-complex="normal"/>
    </style:style>
    <style:style style:name="P6" style:family="paragraph" style:parent-style-name="Standard" style:list-style-name="">
      <style:paragraph-properties fo:margin-left="0in" fo:margin-right="0in" fo:text-indent="0in" style:auto-text-indent="false"/>
      <style:text-properties style:text-underline-style="none" fo:font-weight="normal" style:font-weight-asian="normal" style:font-weight-complex="normal"/>
    </style:style>
    <style:style style:name="P7" style:family="paragraph" style:parent-style-name="Standard" style:master-page-name="Standard">
      <style:paragraph-properties style:page-number="auto"/>
    </style:style>
    <style:style style:name="P8" style:family="paragraph" style:parent-style-name="Preformatted_20_Text">
      <style:paragraph-properties fo:margin-top="0in" fo:margin-bottom="0.1965in" style:contextual-spacing="false"/>
    </style:style>
    <style:style style:name="P9" style:family="paragraph">
      <style:paragraph-properties fo:text-align="center" style:writing-mode="lr-tb"/>
    </style:style>
    <style:style style:name="P10" style:family="paragraph">
      <style:paragraph-properties style:writing-mode="lr-tb"/>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style:font-name-asian="Liberation Serif1" style:font-weight-asian="normal" style:font-name-complex="Liberation Serif1" style:font-weight-complex="normal"/>
    </style:style>
    <style:style style:name="T4" style:family="text">
      <style:text-properties style:text-underline-style="none"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fo:font-style="normal" fo:font-weight="normal" style:font-style-asian="normal" style:font-weight-asian="normal"/>
    </style:style>
    <style:style style:name="T8" style:family="text">
      <style:text-properties fo:font-variant="normal" fo:text-transform="none" fo:color="#000000" fo:letter-spacing="normal" fo:font-style="normal" style:text-underline-style="none" fo:font-weight="bold" style:font-style-asian="normal" style:font-weight-asian="bold" style:font-weight-complex="bold"/>
    </style:style>
    <style:style style:name="T9" style:family="text">
      <style:text-properties fo:font-variant="normal" fo:text-transform="none" fo:color="#000000" fo:letter-spacing="normal" fo:font-style="normal" style:text-underline-style="solid" style:text-underline-width="auto" style:text-underline-color="font-color" fo:font-weight="bold" style:font-style-asian="normal" style:font-weight-asian="bold" style:font-weight-complex="bold"/>
    </style:style>
    <style:style style:name="T10" style:family="text">
      <style:text-properties fo:font-variant="normal" fo:text-transform="none" fo:color="#000000" fo:letter-spacing="normal" style:font-name-asian="DejaVu Sans Mono" style:font-name-complex="DejaVu Sans Mono"/>
    </style:style>
    <style:style style:name="T11" style:family="text">
      <style:text-properties style:use-window-font-color="true" style:font-name="Liberation Serif1" fo:font-size="10pt" fo:language="en" fo:country="US" style:text-underline-style="solid" style:text-underline-width="auto" style:text-underline-color="font-color" fo:font-weight="bold" style:letter-kerning="true" style:font-name-asian="Droid Sans Fallback1" style:font-size-asian="10pt" style:language-asian="zh" style:country-asian="CN" style:font-weight-asian="bold" style:font-name-complex="Droid Sans Devanagari1" style:font-size-complex="10pt" style:language-complex="hi" style:country-complex="IN" style:font-weight-complex="bold"/>
    </style:style>
    <style:style style:name="T12" style:family="text">
      <style:text-properties style:use-window-font-color="true" style:font-name="Liberation Serif1" fo:font-size="10pt" fo:language="en" fo:country="US" style:letter-kerning="true" style:font-name-asian="Droid Sans Fallback1" style:font-size-asian="10pt" style:language-asian="zh" style:country-asian="CN" style:font-name-complex="Droid Sans Devanagari1" style:font-size-complex="10pt" style:language-complex="hi" style:country-complex="IN"/>
    </style:style>
    <style:style style:name="T13" style:family="text">
      <style:text-properties style:use-window-font-color="true" style:font-name="Liberation Serif1" fo:font-size="10pt" fo:language="en" fo:country="US" fo:font-weight="bold" style:letter-kerning="true" style:font-name-asian="Droid Sans Fallback1" style:font-size-asian="10pt" style:language-asian="zh" style:country-asian="CN" style:font-weight-asian="bold" style:font-name-complex="Droid Sans Devanagari1" style:font-size-complex="10pt" style:language-complex="hi" style:country-complex="IN" style:font-weight-complex="bold"/>
    </style:style>
    <style:style style:name="T14" style:family="text">
      <style:text-properties style:use-window-font-color="true" style:font-name="Liberation Serif1" fo:font-size="10pt" fo:language="en" fo:country="US" style:letter-kerning="true" style:font-name-asian="Droid Sans Fallback1" style:font-size-asian="10pt" style:language-asian="zh" style:country-asian="CN" style:font-name-complex="Liberation Serif1" style:font-size-complex="10pt" style:language-complex="hi" style:country-complex="IN"/>
    </style:style>
    <style:style style:name="T15" style:family="text">
      <style:text-properties style:use-window-font-color="true" style:font-name="Liberation Serif1" fo:font-size="10pt" fo:language="en" fo:country="US" style:text-underline-style="solid" style:text-underline-width="auto" style:text-underline-color="font-color" style:letter-kerning="true" style:font-name-asian="Droid Sans Fallback1" style:font-size-asian="10pt" style:language-asian="zh" style:country-asian="CN" style:font-name-complex="Liberation Serif1" style:font-size-complex="10pt" style:language-complex="hi" style:country-complex="IN"/>
    </style:style>
    <style:style style:name="T16" style:family="text">
      <style:text-properties style:use-window-font-color="true" style:font-name="Liberation Serif1" fo:font-size="10pt" fo:language="en" fo:country="US" fo:font-style="italic" style:text-underline-style="solid" style:text-underline-width="auto" style:text-underline-color="font-color" fo:font-weight="bold" style:letter-kerning="true" style:font-name-asian="Droid Sans Fallback1" style:font-size-asian="10pt" style:language-asian="zh" style:country-asian="CN" style:font-style-asian="italic" style:font-weight-asian="bold" style:font-name-complex="Liberation Serif1" style:font-size-complex="10pt" style:language-complex="hi" style:country-complex="IN" style:font-style-complex="italic"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3465af" svg:stroke-opacity="100%" draw:stroke-linejoin="round" draw:fill="solid" draw:fill-color="#729fcf" draw:textarea-horizontal-align="justify" draw:textarea-vertical-align="middle" draw:auto-grow-height="false" draw:auto-grow-width="false" fo:padding-top="0in" fo:padding-bottom="0in" fo:padding-left="0in" fo:padding-right="0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3465af" svg:stroke-opacity="100%" draw:stroke-linejoin="round"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102in" svg:stroke-color="#3465af" svg:stroke-opacity="100%" draw:stroke-linejoin="round" draw:fill="solid" draw:fill-color="#729fcf" draw:textarea-horizontal-align="left" draw:textarea-vertical-align="middle" draw:auto-grow-height="false"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102in" svg:stroke-color="#3465af" svg:stroke-opacity="100%" draw:stroke-linejoin="round" draw:fill="solid" draw:fill-color="#729fcf" draw:textarea-horizontal-align="justify" draw:textarea-vertical-align="middle" draw:auto-grow-height="false" draw:auto-grow-width="true" fo:padding-top="0in" fo:padding-bottom="0in" fo:padding-left="0in" fo:padding-right="0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Question</text:span> <text:span text:style-name="T1">number</text:span> <text:span text:style-name="T1">1</text:span>:</text:p>
      <text:p text:style-name="Standard"/>
      <text:p text:style-name="P1">expected output( guess ):</text:p>
      <text:p text:style-name="P1"><draw:custom-shape text:anchor-type="char" draw:z-index="0" draw:style-name="gr1" draw:text-style-name="P9" svg:width="4.0835in" svg:height="1.4795in" svg:x="1.0819in" svg:y="0.1071in"><text:p text:style-name="P9"><text:span text:style-name="T11">Main Program</text:span></text:p><text:p text:style-name="P9"><text:span text:style-name="T12"/></text:p><text:p text:style-name="P9"><text:span text:style-name="T12">int pid[10], i, j, buffer[MAXSIZE], p;</text:span></text:p><text:p text:style-name="P9"><text:span text:style-name="T12">When i=0 fork is creates child process</text:span></text:p><text:p text:style-name="P9"><text:span text:style-name="T12"/></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line text:anchor-type="char" draw:z-index="1" draw:style-name="gr2" draw:text-style-name="P9" svg:x1="4.2126in" svg:y1="1.2799in" svg:x2="5.2752in" svg:y2="1.9571in"><text:p/></draw:line><draw:line text:anchor-type="char" draw:z-index="4" draw:style-name="gr2" draw:text-style-name="P9" svg:x1="2.6398in" svg:y1="1.3945in" svg:x2="4.0563in" svg:y2="4.1965in"><text:p/></draw:line><draw:custom-shape text:anchor-type="char" draw:z-index="5" draw:style-name="gr3" draw:text-style-name="P10" svg:width="0.0421in" svg:height="0.0835in" svg:x="5.1602in" svg:y="6.2484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char" draw:z-index="6" draw:style-name="gr3" draw:text-style-name="P10" svg:width="0.0732in" svg:height="0.0732in" svg:x="5.1398in" svg:y="6.9362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char" draw:z-index="7" draw:style-name="gr3" draw:text-style-name="P10" svg:width="0.0524in" svg:height="0.1252in" svg:x="5.15in" svg:y="7.4882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ext:p text:style-name="P2"/>
      <text:p text:style-name="P2"/>
      <text:p text:style-name="P2"/>
      <text:p text:style-name="P2"/>
      <text:p text:style-name="P2"/>
      <text:p text:style-name="P2"><draw:line text:anchor-type="char" draw:z-index="11" draw:style-name="gr2" draw:text-style-name="P9" svg:x1="1.1874in" svg:y1="1.9425in" svg:x2="1.75in" svg:y2="0.0882in"><text:p/></draw:line><draw:custom-shape text:anchor-type="char" draw:z-index="2" draw:style-name="gr1" draw:text-style-name="P9" svg:width="4.4425in" svg:height="2.1043in" svg:x="3.8319in" svg:y="0.1299in"><text:p text:style-name="P9"><text:span text:style-name="T11">Child 0:</text:span></text:p><text:p text:style-name="P9"><text:span text:style-name="T12">This child <text:s/>process is created ,pid[0] is value with fork();</text:span></text:p><text:p text:style-name="P9"><text:span text:style-name="T12">It is creates it's own pid[10],i,j,buffer[maxsize]</text:span></text:p><text:p text:style-name="P9"><text:span text:style-name="T12">It prints its child id and pid</text:span></text:p><text:p text:style-name="P9"><text:span text:style-name="T12">Then it is jumps its own for loop and modifies its own </text:span></text:p><text:p text:style-name="P9"><text:span text:style-name="T12">Variables.after it's goes if condition under for loop.</text:span></text:p><text:p text:style-name="P9"><text:span text:style-name="T12"><text:s/></text:span><text:span text:style-name="T12">but p is 0 so it</text:span></text:p><text:p text:style-name="P9"><text:span text:style-name="T12">Is exits. </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line text:anchor-type="char" draw:z-index="9" draw:style-name="gr2" draw:text-style-name="P9" svg:x1="2.4626in" svg:y1="0.0528in" svg:x2="3.5626in" svg:y2="5.4799in"><text:p/></draw:line></text:p>
      <text:p text:style-name="P2"/>
      <text:p text:style-name="P2"/>
      <text:p text:style-name="P2"/>
      <text:p text:style-name="P2"/>
      <text:p text:style-name="P2"/>
      <text:p text:style-name="P2"/>
      <text:p text:style-name="P2"/>
      <text:p text:style-name="P2"/>
      <text:p text:style-name="P2"><draw:custom-shape text:anchor-type="char" draw:z-index="10" draw:style-name="gr1" draw:text-style-name="P9" svg:width="2.8335in" svg:height="5.7606in" svg:x="-0.0626in" svg:y="0.0256in"><text:p text:style-name="P9"><text:span text:style-name="T12">This is the</text:span><text:span text:style-name="T13"> main</text:span><text:span text:style-name="T12"> program it is </text:span></text:p><text:p text:style-name="P9"><text:span text:style-name="T12">It is runs for loop 10 times and</text:span></text:p><text:p text:style-name="P9"><text:span text:style-name="T12">Creates 10 child process</text:span></text:p><text:p text:style-name="P9"><text:span text:style-name="T12">It is sets </text:span><text:span text:style-name="T13">p = 1</text:span><text:span text:style-name="T12"> because it main </text:span></text:p><text:p text:style-name="P9"><text:span text:style-name="T12">Program (false for if condition </text:span></text:p><text:p text:style-name="P9"><text:span text:style-name="T12">Child returns its pid value and </text:span></text:p><text:p text:style-name="P9"><text:span text:style-name="T12">Value is not equal to 0)</text:span></text:p><text:p text:style-name="P9"><text:span text:style-name="T12">After for loop it is <text:s/>check with if </text:span></text:p><text:p text:style-name="P9"><text:span text:style-name="T12">Condition checks <text:s/>with </text:span><text:span text:style-name="T13">p==1</text:span></text:p><text:p text:style-name="P9"><text:span text:style-name="T12">It is </text:span><text:span text:style-name="T13">only true for main program</text:span><text:span text:style-name="T12">.</text:span></text:p><text:p text:style-name="P9"><text:span text:style-name="T12">Waitpid() is run 10times but</text:span></text:p><text:p text:style-name="P9"><text:span text:style-name="T12">Interleaving is possible between</text:span></text:p><text:p text:style-name="P9"><text:span text:style-name="T12">Parent and child process.</text:span></text:p><text:p text:style-name="P9"><text:span text:style-name="T12">But in </text:span><text:span text:style-name="T13">buffer(array(type int))</text:span><text:span text:style-name="T12"> is fills</text:span></text:p><text:p text:style-name="P9"><text:span text:style-name="T12"><text:s/></text:span><text:span text:style-name="T12">With </text:span><text:span text:style-name="T13">Garbage values</text:span><text:span text:style-name="T12">. So accordings to </text:span></text:p><text:p text:style-name="P9"><text:span text:style-name="T12">The condition. It should prints </text:span></text:p><text:p text:style-name="P9"><text:span text:style-name="T12">With Error at %d (buffer[%d] = %d)</text:span></text:p><text:p text:style-name="P9"><text:span text:style-name="T12">Statement MAXSIZE tiems</text:span></text:p><text:p text:style-name="P9"><text:span text:style-name="T12"/></text:p><text:p text:style-name="P9"><text:span text:style-name="T12"/></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
      <text:p text:style-name="P2"><draw:custom-shape text:anchor-type="char" draw:z-index="3" draw:style-name="gr1" draw:text-style-name="P9" svg:width="4.1776in" svg:height="2.6776in" svg:x="3.8689in" svg:y="0.0445in"><text:p text:style-name="P9"><text:span text:style-name="T11">Child 1:</text:span></text:p><text:p text:style-name="P9"><text:span text:style-name="T12">This child <text:s/>process is created pid[1] value is with fork();</text:span></text:p><text:p text:style-name="P9"><text:span text:style-name="T12">It is created it's own pid[10],i,j,buffer[maxsize].</text:span></text:p><text:p text:style-name="P9"><text:span text:style-name="T12">It's prints its own child id and pid value.</text:span></text:p><text:p text:style-name="P9"><text:span text:style-name="T12">Then it's jumps its own for loop and modifies </text:span></text:p><text:p text:style-name="P9"><text:span text:style-name="T12">Its variables. Then p is set to 0. then for after for loop</text:span></text:p><text:p text:style-name="P9"><text:span text:style-name="T12">It is goes down to the </text:span><text:span text:style-name="T13">if</text:span><text:span text:style-name="T12"> condition but p is not 1</text:span></text:p><text:p text:style-name="P9"><text:span text:style-name="T12">So it is <text:s/>terminitaned ther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custom-shape text:anchor-type="char" draw:z-index="8" draw:style-name="gr4" draw:text-style-name="P10" svg:width="5.2913in" svg:height="2.2398in" svg:x="3.0563in" svg:y="0.0693in"><text:p text:style-name="P10"><text:span text:style-name="T14"><text:s text:c="15"/></text:span><text:span text:style-name="T15"><text:s/></text:span><text:span text:style-name="T16">For reaming process upto 9:</text:span></text:p><text:p text:style-name="P10"><text:span text:style-name="T12">The same process is done for <text:s/>all reaming child process </text:span></text:p><text:p text:style-name="P10"><text:span text:style-name="T12">Up to 9.Each child process is created its own variable </text:span></text:p><text:p text:style-name="P10"><text:span text:style-name="T12">and prints Its child value and pid value. And modifies it own</text:span></text:p><text:p text:style-name="P10"><text:span text:style-name="T12">Variables in for loop . But no child process <text:s/>goes inside </text:span></text:p><text:p text:style-name="P10"><text:span text:style-name="T12">If condition after for loop. Strictly speaking no child process </text:span></text:p><text:p text:style-name="P10"><text:span text:style-name="T12">Executes the if condition</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Standard"><text:span text:style-name="T3"><text:s/></text:span><text:span text:style-name="T5">important points in my guess :</text:span></text:p>
      <text:list xml:id="list1379724012230629567" text:style-name="WW8Num1">
        <text:list-item>
          <text:p text:style-name="P3">no child process is goes inside if( p== 1)</text:p>
        </text:list-item>
        <text:list-item>
          <text:p text:style-name="P3">every child process prints its own PID and child number.</text:p>
        </text:list-item>
        <text:list-item>
          <text:p text:style-name="P3">In main process , buffer[MAXISZE] <text:s/>is fills with the garbage value. Main <text:s/>process only goes inside condition p == 1</text:p>
        </text:list-item>
      </text:list>
      <text:p text:style-name="P6">when it is compare with their values inside buffer with loop value I . inside if condition is always true otherthen unlucky( when garbage value is equal to I).</text:p>
      <text:list xml:id="list604332275095" text:continue-numbering="true" text:style-name="WW8Num1">
        <text:list-item>
          <text:p text:style-name="P3">so that print statement inside maximum executes <text:s/>MAXSIZE <text:s/>times.</text:p>
        </text:list-item>
      </text:list>
      <text:p text:style-name="P2"/>
      <text:p text:style-name="P2"/>
      <text:p text:style-name="P2"/>
      <text:p text:style-name="P1">MY OBSERVATIONS AFTER EXECAUTION OF PROGRAM 1 :</text:p>
      <text:list xml:id="list9130243299461746531" text:style-name="WW8Num2">
        <text:list-item>
          <text:p text:style-name="P4">I think it is reaches my expectations . But it is very difficult to check when MAXSIZE = 10000000</text:p>
        </text:list-item>
      </text:list>
      <text:p text:style-name="P2"><text:tab/>so I made small change to the given code .</text:p>
      <text:p text:style-name="P2"><text:tab/></text:p>
      <text:p text:style-name="P2"><text:tab/>Small change is given below:</text:p>
      <text:p text:style-name="Standard"><text:span text:style-name="T2"><text:tab/><text:tab/></text:span><text:span text:style-name="T6"> </text:span><text:span text:style-name="T7">for (i=0; i&lt;MAXSIZE; i++)</text:span></text:p>
      <text:p text:style-name="P8"><text:span text:style-name="T10"><text:s text:c="15"/></text:span><text:span text:style-name="T7">if (buffer[i] == i) </text:span><text:span text:style-name="T8">/* <text:s/></text:span><text:span text:style-name="T9">change is here</text:span><text:span text:style-name="T8"> */</text:span></text:p>
      <text:p text:style-name="P2">it means that when index value is equal to value in the array index position. So no printf statement produce otherthen printf statements in child process( child number and process number ).</text:p>
      <text:p text:style-name="P2"/>
      <text:p text:style-name="Standard"><text:span text:style-name="T3"><text:s text:c="6"/></text:span><text:span text:style-name="T2">2.but it is interestingly every time it is prints </text:span></text:p>
      <text:p text:style-name="Standard"><text:span text:style-name="T2"><text:tab/><text:tab/><text:tab/></text:span><text:span text:style-name="T4">Error at 0 of buffer[0] = 0 </text:span></text:p>
      <text:p text:style-name="P2">this means some process modifies main(parent process) or else it may be convention .(I'm expecting reason.)</text:p>
      <text:p text:style-name="P2"/>
      <text:p text:style-name="Standard"><text:span text:style-name="T3"><text:s text:c="6"/></text:span><text:span text:style-name="T2">3.When </text:span><text:span text:style-name="T4">MAXSIZE</text:span><text:span text:style-name="T2"> = 10000000 <text:s/>it also not producing all child process (not printing child number and pid :printf statement <text:s text:c="34"/>after fork()).</text:span></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Mono" svg:font-family="'DejaVu Sans Mono'" style:font-family-generic="modern"/>
    <style:font-face style:name="Droid Sans Devanagari3" svg:font-family="'Droid Sans Devanagari'" style:font-family-generic="modern"/>
    <style:font-face style:name="Droid Sans Fallback2" svg:font-family="'Droid Sans Fallback'" style:font-family-generic="modern"/>
    <style:font-face style:name="Droid Sans Devanagari2" svg:font-family="'Droid Sans Devanagari'" style:font-family-generic="swiss"/>
    <style:font-face style:name="Droid Sans Devanagari1" svg:font-family="'Droid Sans Devanagari'" style:font-pitch="variable"/>
    <style:font-face style:name="Droid Sans Fallback1" svg:font-family="'Droid Sans Fallback'"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n" fo:country="US" style:letter-kerning="true" style:font-name-asian="Droid Sans Fallback1" style:font-size-asian="12pt" style:language-asian="zh" style:country-asian="CN" style:font-name-complex="Droid Sans Devanagari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1" style:font-size-asian="14pt" style:font-name-complex="Droid Sans Devanagari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Droid Sans Devanagari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2"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2"/>
    </style:style>
    <style:style style:name="Footer" style:family="paragraph" style:parent-style-name="Standard" style:class="extra">
      <style:paragraph-properties text:number-lines="false" text:line-number="0">
        <style:tab-stops>
          <style:tab-stop style:position="4.25in" style:type="center"/>
          <style:tab-stop style:position="8.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roid Sans Fallback2" style:font-size-asian="10pt" style:font-name-complex="Droid Sans Devanagari3"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in" fo:margin-right="0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top="0.349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3T23:19:48.792053300</meta:creation-date>
    <meta:editing-duration>P11DT15H1M44S</meta:editing-duration>
    <dc:date>2014-09-07T00:06:04.097273719</dc:date>
    <meta:document-statistic meta:table-count="0" meta:image-count="0" meta:object-count="0" meta:page-count="2" meta:paragraph-count="21" meta:word-count="235" meta:character-count="1379" meta:non-whitespace-character-count="1088"/>
    <meta:generator>LibreOffice/4.1.2.3$Linux_X86_64 LibreOffice_project/410m0$Build-3</meta:generator>
  </office:meta>
</office:document-meta>
</file>